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5in"/>
    </style:style>
    <style:style style:name="co4" style:family="table-column">
      <style:table-column-properties fo:break-before="auto" style:column-width="1.6189in"/>
    </style:style>
    <style:style style:name="co5" style:family="table-column">
      <style:table-column-properties fo:break-before="auto" style:column-width="1.2327in"/>
    </style:style>
    <style:style style:name="co6" style:family="table-column">
      <style:table-column-properties fo:break-before="auto" style:column-width="0.1602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9"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209in" fo:break-before="auto" style:use-optimal-row-height="false"/>
    </style:style>
    <style:style style:name="ro5" style:family="table-row">
      <style:table-row-properties style:row-height="0.3429in" fo:break-before="auto" style:use-optimal-row-height="false"/>
    </style:style>
    <style:style style:name="ro6" style:family="table-row">
      <style:table-row-properties style:row-height="0.4161in" fo:break-before="auto" style:use-optimal-row-height="false"/>
    </style:style>
    <style:style style:name="ro7" style:family="table-row">
      <style:table-row-properties style:row-height="0.3835in" fo:break-before="auto" style:use-optimal-row-height="false"/>
    </style:style>
    <style:style style:name="ro8" style:family="table-row">
      <style:table-row-properties style:row-height="0.3063in" fo:break-before="auto" style:use-optimal-row-height="true"/>
    </style:style>
    <style:style style:name="ro10"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fix" style:repeat-content="false"/>
      <style:paragraph-properties fo:text-align="justify" style:writing-mode="rl-tb"/>
      <style:text-properties fo:color="#ff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bf0041"/>
    </style:style>
    <style:style style:name="T20" style:family="text">
      <style:text-properties fo:color="#158466"/>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ny (any vector)</text:p>
          </table:table-cell>
          <table:table-cell office:value-type="string" calcext:value-type="string">
            <text:p>ہر (ہر سمتی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59" office:value-type="string" calcext:value-type="string">
            <text:p>رویہ،<text:span text:style-name="T6"> رویّہ</text:span></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5598in" svg:y="231.3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6">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64" office:value-type="string" calcext:value-type="string">
            <text:p><text:span text:style-name="T19">مماثل تکون</text:span><text:span text:style-name="T20">،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20">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20">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8.0323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2">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2">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2">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2">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4">بلا واسطہ تکمل</text:span>،ب<text:span text:style-name="T20">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5">سیدھی رسائی، سیدھی وصولی</text:span><text:span text:style-name="T20">،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0">قیمت توقع، توقع،</text:span><text:span text:style-name="T27">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4">
          <table:table-cell office:value-type="string" calcext:value-type="string">
            <text:p>extension (of idea)</text:p>
          </table:table-cell>
          <table:table-cell office:value-type="string" calcext:value-type="string">
            <text:p>توسیع، توسیعی حالت، توسّط</text:p>
          </table:table-cell>
          <table:table-cell table:number-columns-repeated="62"/>
          <table:table-cell table:style-name="ce96" table:number-columns-repeated="960"/>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19">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d or tail</text:p>
          </table:table-cell>
          <table:table-cell office:value-type="string" calcext:value-type="string">
            <text:p>چت یا پٹ، شیر یا خط</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19">درون سالمی</text:span>، <text:span text:style-name="T30">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5">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 (quantum mechanics)</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10">آئن</text:span>، <text:span text:style-name="T21">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10">بارداری عمل، </text:span><text:span text:style-name="T21">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1">ہم حرارت خط،</text:span> <text:span text:style-name="T20">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4">غیر محتاط طور پر</text:span> ،<text:span text:style-name="T20">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ipulation</text:p>
          </table:table-cell>
          <table:table-cell office:value-type="string" calcext:value-type="string">
            <text:p>جوڑ توڑ</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text:span text:style-name="T28">تدیلی</text:span><text:span text:style-name="T6"> تبدیل</text:span> محل قالب، معکوس قالب</text:p>
          </table:table-cell>
          <table:table-cell table:number-columns-repeated="1022"/>
        </table:table-row>
        <table:table-row table:style-name="ro2">
          <table:table-cell office:value-type="string" calcext:value-type="string">
            <text:p>matrix: row matrix, column matrix</text:p>
          </table:table-cell>
          <table:table-cell office:value-type="string" calcext:value-type="string">
            <text:p>صف قالب، قطار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2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19">زیادہ سے زیادہ طاقت منتقل کرنے کا مسئلہ</text:span>،<text:span text:style-name="T20">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علامت، منفی نشان، جمع کی علامت</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1">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10">یک سُر تفاعل</text:span>، <text:span text:style-name="T21">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19">[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5">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20">، [</text:span><text:span text:style-name="T27">خالی حال،غیر خالی حال]</text:span><text:span text:style-name="T20"> آباد حال، غیر آباد حال</text:span></text:p>
          </table:table-cell>
          <table:table-cell table:number-columns-repeated="1022"/>
        </table:table-row>
        <table:table-row table:style-name="ro6">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20">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2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text:p>
          </table:table-cell>
          <table:table-cell table:style-name="ce3" office:value-type="string" calcext:value-type="string">
            <text:p>رکع، رکوع</text:p>
          </table:table-cell>
          <table:table-cell table:number-columns-repeated="1022"/>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2">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8">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6">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20">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8">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text:p>
          </table:table-cell>
          <table:table-cell office:value-type="string" calcext:value-type="string">
            <text:p>حاصل ضر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2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7">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7">ٹیکنالوجی؟؟؟</text:span>،<text:span text:style-name="T20">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20">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20">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 (to transpose)</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20">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7">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5124">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8">
          <table:table-cell table:number-columns-repeated="11"/>
        </table:table-row>
        <table:table-row table:style-name="ro8">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0">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0">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8">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8">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8" table:number-rows-repeated="1048543">
          <table:table-cell table:number-columns-repeated="11"/>
        </table:table-row>
        <table:table-row table:style-name="ro8">
          <table:table-cell table:number-columns-repeated="11"/>
        </table:table-row>
      </table:table>
      <table:table table:name="Sheet3" table:style-name="ta1">
        <table:table-column table:style-name="co12" table:default-cell-style-name="Default"/>
        <table:table-row table:style-name="ro9">
          <table:table-cell/>
        </table:table-row>
      </table:table>
      <table:named-expressions/>
      <table:database-ranges>
        <table:database-range table:name="__Anonymous_Sheet_DB__0" table:target-range-address="words.A17: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4">00/00/0000</text:date>, <text:time style:data-style-name="N2" text:time-value="14:49:32.4299263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3-14T14:50:44.711949811</dc:date>
    <meta:editing-duration>P104DT19M21S</meta:editing-duration>
    <meta:editing-cycles>4637</meta:editing-cycles>
    <meta:generator>LibreOffice/6.4.7.2$Linux_X86_64 LibreOffice_project/40$Build-2</meta:generator>
    <meta:document-statistic meta:table-count="3" meta:cell-count="726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